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02766"/>
    </style:style>
    <style:style style:name="P3" style:family="paragraph" style:parent-style-name="Standard">
      <style:text-properties fo:font-size="14pt" fo:font-weight="bold" officeooo:paragraph-rsid="00102766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d2685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Assignment 07</text:p>
      <text:p text:style-name="P2"/>
      <text:p text:style-name="P4">1. <text:s/>Suppose that <text:span text:style-name="T1">n</text:span> balls are thrown independently and uniformly at random into <text:span text:style-name="T1">n</text:span> bins.</text:p>
      <text:p text:style-name="P4"><text:s text:c="4"/>(a) Find the conditional probability that bin 1 has one ball given that exactly one ball fell into the </text:p>
      <text:p text:style-name="P4"><text:s text:c="11"/>first three bins.</text:p>
      <text:p text:style-name="P4"><text:s text:c="4"/>(b) Find the conditional expectation of the number of balls in bin 1under the condition that bin 2 </text:p>
      <text:p text:style-name="P4"><text:s text:c="11"/>received no ball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2:44:59.350117761</meta:creation-date>
    <meta:editing-cycles>8</meta:editing-cycles>
    <meta:editing-duration>PT1H39M40S</meta:editing-duration>
    <dc:title>Assignment 07</dc:title>
    <dc:date>2021-03-31T17:04:25.524788126</dc:date>
    <meta:generator>LibreOffice/6.1.6.3$Linux_X86_64 LibreOffice_project/10$Build-3</meta:generator>
    <meta:document-statistic meta:table-count="0" meta:image-count="0" meta:object-count="0" meta:page-count="1" meta:paragraph-count="7" meta:word-count="61" meta:character-count="368" meta:non-whitespace-character-count="280"/>
  </office:meta>
</office:document-meta>
</file>